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835in"/>
    </style:style>
    <style:style style:name="co3" style:family="table-column">
      <style:table-column-properties fo:break-before="auto" style:column-width="1.2008in"/>
    </style:style>
    <style:style style:name="co4" style:family="table-column">
      <style:table-column-properties fo:break-before="auto" style:column-width="1.2327in"/>
    </style:style>
    <style:style style:name="co5" style:family="table-column">
      <style:table-column-properties fo:break-before="auto" style:column-width="1.4689in"/>
    </style:style>
    <style:style style:name="co6" style:family="table-column">
      <style:table-column-properties fo:break-before="auto" style:column-width="1.5437in"/>
    </style:style>
    <style:style style:name="co7" style:family="table-column">
      <style:table-column-properties fo:break-before="auto" style:column-width="1.8654in"/>
    </style:style>
    <style:style style:name="co8" style:family="table-column">
      <style:table-column-properties fo:break-before="auto" style:column-width="1.5972in"/>
    </style:style>
    <style:style style:name="co9" style:family="table-column">
      <style:table-column-properties fo:break-before="auto" style:column-width="1.6075in"/>
    </style:style>
    <style:style style:name="co10" style:family="table-column">
      <style:table-column-properties fo:break-before="auto" style:column-width="1.3189in"/>
    </style:style>
    <style:style style:name="co11" style:family="table-column">
      <style:table-column-properties fo:break-before="auto" style:column-width="1.3075in"/>
    </style:style>
    <style:style style:name="co12" style:family="table-column">
      <style:table-column-properties fo:break-before="auto" style:column-width="1.0508in"/>
    </style:style>
    <style:style style:name="co13" style:family="table-column">
      <style:table-column-properties fo:break-before="auto" style:column-width="1.47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4362in"/>
    </style:style>
    <style:style style:name="co16" style:family="table-column">
      <style:table-column-properties fo:break-before="auto" style:column-width="1.4154in"/>
    </style:style>
    <style:style style:name="co17" style:family="table-column">
      <style:table-column-properties fo:break-before="auto" style:column-width="1.7256in"/>
    </style:style>
    <style:style style:name="co18" style:family="table-column">
      <style:table-column-properties fo:break-before="auto" style:column-width="1.511in"/>
    </style:style>
    <style:style style:name="co19" style:family="table-column">
      <style:table-column-properties fo:break-before="auto" style:column-width="1.2972in"/>
    </style:style>
    <style:style style:name="co20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perimen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P(mispred)</text:p>
          </table:table-cell>
          <table:table-cell table:style-name="ce1" office:value-type="string" calcext:value-type="string">
            <text:p>P(mispred|correct)</text:p>
          </table:table-cell>
          <table:table-cell table:style-name="ce1" office:value-type="string" calcext:value-type="string">
            <text:p>P(mispred|incorrect)</text:p>
          </table:table-cell>
          <table:table-cell table:style-name="ce1" office:value-type="string" calcext:value-type="string">
            <text:p>P(pred label = class)</text:p>
          </table:table-cell>
          <table:table-cell table:style-name="ce1" office:value-type="string" calcext:value-type="string">
            <text:p>train clusterability</text:p>
          </table:table-cell>
          <table:table-cell table:style-name="ce1" office:value-type="string" calcext:value-type="string">
            <text:p>test clusterabilit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85207100591716" calcext:value-type="float">
            <text:p>0.485207100591716</text:p>
          </table:table-cell>
          <table:table-cell office:value-type="float" office:value="0" calcext:value-type="float">
            <text:p>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497041420118343" calcext:value-type="float">
            <text:p>0.497041420118343</text:p>
          </table:table-cell>
          <table:table-cell office:value-type="float" office:value="20" calcext:value-type="float">
            <text:p>20</text:p>
          </table:table-cell>
          <table:table-cell office:value-type="float" office:value="0.502958579881657" calcext:value-type="float">
            <text:p>0.502958579881657</text:p>
          </table:table-cell>
          <table:table-cell office:value-type="float" office:value="0.471698113207547" calcext:value-type="float">
            <text:p>0.471698113207547</text:p>
          </table:table-cell>
          <table:table-cell office:value-type="float" office:value="1" calcext:value-type="float">
            <text:p>1</text:p>
          </table:table-cell>
          <table:table-cell office:value-type="float" office:value="0.505917159763314" calcext:value-type="float">
            <text:p>0.505917159763314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458579881656805" calcext:value-type="float">
            <text:p>0.458579881656805</text:p>
          </table:table-cell>
          <table:table-cell office:value-type="float" office:value="36" calcext:value-type="float">
            <text:p>36</text:p>
          </table:table-cell>
          <table:table-cell office:value-type="float" office:value="0.541420118343195" calcext:value-type="float">
            <text:p>0.541420118343195</text:p>
          </table:table-cell>
          <table:table-cell office:value-type="float" office:value="0.486754966887417" calcext:value-type="float">
            <text:p>0.486754966887417</text:p>
          </table:table-cell>
          <table:table-cell office:value-type="float" office:value="1" calcext:value-type="float">
            <text:p>1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721052631578947" calcext:value-type="float">
            <text:p>0.721052631578947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02958579881657" calcext:value-type="float">
            <text:p>0.050295857988166</text:p>
          </table:table-cell>
          <table:table-cell office:value-type="float" office:value="0" calcext:value-type="float">
            <text:p>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7368421052632" calcext:value-type="float">
            <text:p>0.897368421052632</text:p>
          </table:table-cell>
          <table:table-cell office:value-type="float" office:value="0.899408284023669" calcext:value-type="float">
            <text:p>0.8994082840236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20" calcext:value-type="float">
            <text:p>20</text:p>
          </table:table-cell>
          <table:table-cell office:value-type="float" office:value="0.156804733727811" calcext:value-type="float">
            <text:p>0.156804733727811</text:p>
          </table:table-cell>
          <table:table-cell office:value-type="float" office:value="0.10377358490566" calcext:value-type="float">
            <text:p>0.10377358490566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3157894736842" calcext:value-type="float">
            <text:p>0.91315789473684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36" calcext:value-type="float">
            <text:p>36</text:p>
          </table:table-cell>
          <table:table-cell office:value-type="float" office:value="0.263313609467456" calcext:value-type="float">
            <text:p>0.263313609467456</text:p>
          </table:table-cell>
          <table:table-cell office:value-type="float" office:value="0.175496688741722" calcext:value-type="float">
            <text:p>0.175496688741722</text:p>
          </table:table-cell>
          <table:table-cell office:value-type="float" office:value="1" calcext:value-type="float">
            <text:p>1</text:p>
          </table:table-cell>
          <table:table-cell office:value-type="float" office:value="0.843195266272189" calcext:value-type="float">
            <text:p>0.843195266272189</text:p>
          </table:table-cell>
          <table:table-cell office:value-type="float" office:value="0.894736842105263" calcext:value-type="float">
            <text:p>0.894736842105263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7810650887574" calcext:value-type="float">
            <text:p>0.227810650887574</text:p>
          </table:table-cell>
          <table:table-cell office:value-type="float" office:value="0" calcext:value-type="float">
            <text:p>0</text:p>
          </table:table-cell>
          <table:table-cell office:value-type="float" office:value="0.772189349112426" calcext:value-type="float">
            <text:p>0.772189349112426</text:p>
          </table:table-cell>
          <table:table-cell office:value-type="float" office:value="0.871052631578947" calcext:value-type="float">
            <text:p>0.871052631578947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730769230769231" calcext:value-type="float">
            <text:p>0.730769230769231</text:p>
          </table:table-cell>
          <table:table-cell office:value-type="float" office:value="20" calcext:value-type="float">
            <text:p>20</text:p>
          </table:table-cell>
          <table:table-cell office:value-type="float" office:value="0.269230769230769" calcext:value-type="float">
            <text:p>0.269230769230769</text:p>
          </table:table-cell>
          <table:table-cell office:value-type="float" office:value="0.223270440251572" calcext:value-type="float">
            <text:p>0.223270440251572</text:p>
          </table:table-cell>
          <table:table-cell office:value-type="float" office:value="1" calcext:value-type="float">
            <text:p>1</text:p>
          </table:table-cell>
          <table:table-cell office:value-type="float" office:value="0.789940828402367" calcext:value-type="float">
            <text:p>0.789940828402367</text:p>
          </table:table-cell>
          <table:table-cell office:value-type="float" office:value="0.876315789473684" calcext:value-type="float">
            <text:p>0.876315789473684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630177514792899" calcext:value-type="float">
            <text:p>0.630177514792899</text:p>
          </table:table-cell>
          <table:table-cell office:value-type="float" office:value="36" calcext:value-type="float">
            <text:p>36</text:p>
          </table:table-cell>
          <table:table-cell office:value-type="float" office:value="0.369822485207101" calcext:value-type="float">
            <text:p>0.369822485207101</text:p>
          </table:table-cell>
          <table:table-cell office:value-type="float" office:value="0.294701986754967" calcext:value-type="float">
            <text:p>0.294701986754967</text:p>
          </table:table-cell>
          <table:table-cell office:value-type="float" office:value="1" calcext:value-type="float">
            <text:p>1</text:p>
          </table:table-cell>
          <table:table-cell office:value-type="float" office:value="0.736686390532544" calcext:value-type="float">
            <text:p>0.736686390532544</text:p>
          </table:table-cell>
          <table:table-cell office:value-type="float" office:value="0.878947368421053" calcext:value-type="float">
            <text:p>0.878947368421053</text:p>
          </table:table-cell>
          <table:table-cell office:value-type="float" office:value="0.937869822485207" calcext:value-type="float">
            <text:p>0.9378698224852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863905325444" calcext:value-type="float">
            <text:p>0.366863905325444</text:p>
          </table:table-cell>
          <table:table-cell office:value-type="float" office:value="0" calcext:value-type="float">
            <text:p>0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713157894736842" calcext:value-type="float">
            <text:p>0.713157894736842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06508875739645" calcext:value-type="float">
            <text:p>0.606508875739645</text:p>
          </table:table-cell>
          <table:table-cell office:value-type="float" office:value="20" calcext:value-type="float">
            <text:p>20</text:p>
          </table:table-cell>
          <table:table-cell office:value-type="float" office:value="0.393491124260355" calcext:value-type="float">
            <text:p>0.393491124260355</text:p>
          </table:table-cell>
          <table:table-cell office:value-type="float" office:value="0.355345911949685" calcext:value-type="float">
            <text:p>0.355345911949685</text:p>
          </table:table-cell>
          <table:table-cell office:value-type="float" office:value="1" calcext:value-type="float">
            <text:p>1</text:p>
          </table:table-cell>
          <table:table-cell office:value-type="float" office:value="0.662721893491124" calcext:value-type="float">
            <text:p>0.662721893491124</text:p>
          </table:table-cell>
          <table:table-cell office:value-type="float" office:value="0.707894736842105" calcext:value-type="float">
            <text:p>0.707894736842105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36" calcext:value-type="float">
            <text:p>36</text:p>
          </table:table-cell>
          <table:table-cell office:value-type="float" office:value="0.340236686390533" calcext:value-type="float">
            <text:p>0.340236686390533</text:p>
          </table:table-cell>
          <table:table-cell office:value-type="float" office:value="0.26158940397351" calcext:value-type="float">
            <text:p>0.26158940397351</text:p>
          </table:table-cell>
          <table:table-cell office:value-type="float" office:value="1" calcext:value-type="float">
            <text:p>1</text:p>
          </table:table-cell>
          <table:table-cell office:value-type="float" office:value="0.757396449704142" calcext:value-type="float">
            <text:p>0.757396449704142</text:p>
          </table:table-cell>
          <table:table-cell office:value-type="float" office:value="0.789473684210526" calcext:value-type="float">
            <text:p>0.789473684210526</text:p>
          </table:table-cell>
          <table:table-cell office:value-type="float" office:value="0.85207100591716" calcext:value-type="float">
            <text:p>0.852071005917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43786982248521" calcext:value-type="float">
            <text:p>0.044378698224852</text:p>
          </table:table-cell>
          <table:table-cell office:value-type="float" office:value="0" calcext:value-type="float">
            <text:p>0</text:p>
          </table:table-cell>
          <table:table-cell office:value-type="float" office:value="0.955621301775148" calcext:value-type="float">
            <text:p>0.955621301775148</text:p>
          </table:table-cell>
          <table:table-cell office:value-type="float" office:value="0.9" calcext:value-type="float">
            <text:p>0.9</text:p>
          </table:table-cell>
          <table:table-cell office:value-type="float" office:value="0.91715976331361" calcext:value-type="float">
            <text:p>0.917159763313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20" calcext:value-type="float">
            <text:p>20</text:p>
          </table:table-cell>
          <table:table-cell office:value-type="float" office:value="0.118343195266272" calcext:value-type="float">
            <text:p>0.118343195266272</text:p>
          </table:table-cell>
          <table:table-cell office:value-type="float" office:value="0.0628930817610063" calcext:value-type="float">
            <text:p>0.062893081761006</text:p>
          </table:table-cell>
          <table:table-cell office:value-type="float" office:value="1" calcext:value-type="float">
            <text:p>1</text:p>
          </table:table-cell>
          <table:table-cell office:value-type="float" office:value="0.940828402366864" calcext:value-type="float">
            <text:p>0.940828402366864</text:p>
          </table:table-cell>
          <table:table-cell office:value-type="float" office:value="0.918421052631579" calcext:value-type="float">
            <text:p>0.918421052631579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79585798816568" calcext:value-type="float">
            <text:p>0.7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20414201183432" calcext:value-type="float">
            <text:p>0.20414201183432</text:p>
          </table:table-cell>
          <table:table-cell office:value-type="float" office:value="0.109271523178808" calcext:value-type="float">
            <text:p>0.109271523178808</text:p>
          </table:table-cell>
          <table:table-cell office:value-type="float" office:value="1" calcext:value-type="float">
            <text:p>1</text:p>
          </table:table-cell>
          <table:table-cell office:value-type="float" office:value="0.902366863905325" calcext:value-type="float">
            <text:p>0.90236686390532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2603550295858" calcext:value-type="float">
            <text:p>0.926035502958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66272189349112" calcext:value-type="float">
            <text:p>0.266272189349112</text:p>
          </table:table-cell>
          <table:table-cell office:value-type="float" office:value="0" calcext:value-type="float">
            <text:p>0</text:p>
          </table:table-cell>
          <table:table-cell office:value-type="float" office:value="0.733727810650887" calcext:value-type="float">
            <text:p>0.733727810650887</text:p>
          </table:table-cell>
          <table:table-cell office:value-type="float" office:value="0.81578947368421" calcext:value-type="float">
            <text:p>0.81578947368421</text:p>
          </table:table-cell>
          <table:table-cell office:value-type="float" office:value="0.872781065088757" calcext:value-type="float">
            <text:p>0.8727810650887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585798816568047" calcext:value-type="float">
            <text:p>0.585798816568047</text:p>
          </table:table-cell>
          <table:table-cell office:value-type="float" office:value="20" calcext:value-type="float">
            <text:p>20</text:p>
          </table:table-cell>
          <table:table-cell office:value-type="float" office:value="0.414201183431953" calcext:value-type="float">
            <text:p>0.414201183431953</text:p>
          </table:table-cell>
          <table:table-cell office:value-type="float" office:value="0.377358490566038" calcext:value-type="float">
            <text:p>0.377358490566038</text:p>
          </table:table-cell>
          <table:table-cell office:value-type="float" office:value="1" calcext:value-type="float">
            <text:p>1</text:p>
          </table:table-cell>
          <table:table-cell office:value-type="float" office:value="0.644970414201183" calcext:value-type="float">
            <text:p>0.644970414201183</text:p>
          </table:table-cell>
          <table:table-cell office:value-type="float" office:value="0.771052631578947" calcext:value-type="float">
            <text:p>0.771052631578947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36" calcext:value-type="float">
            <text:p>36</text:p>
          </table:table-cell>
          <table:table-cell office:value-type="float" office:value="0.470414201183432" calcext:value-type="float">
            <text:p>0.470414201183432</text:p>
          </table:table-cell>
          <table:table-cell office:value-type="float" office:value="0.407284768211921" calcext:value-type="float">
            <text:p>0.407284768211921</text:p>
          </table:table-cell>
          <table:table-cell office:value-type="float" office:value="1" calcext:value-type="float">
            <text:p>1</text:p>
          </table:table-cell>
          <table:table-cell office:value-type="float" office:value="0.636094674556213" calcext:value-type="float">
            <text:p>0.636094674556213</text:p>
          </table:table-cell>
          <table:table-cell office:value-type="float" office:value="0.831578947368421" calcext:value-type="float">
            <text:p>0.831578947368421</text:p>
          </table:table-cell>
          <table:table-cell office:value-type="float" office:value="0.78698224852071" calcext:value-type="float">
            <text:p>0.78698224852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73372781065089" calcext:value-type="float">
            <text:p>0.047337278106509</text:p>
          </table:table-cell>
          <table:table-cell office:value-type="float" office:value="0" calcext:value-type="float">
            <text:p>0</text:p>
          </table:table-cell>
          <table:table-cell office:value-type="float" office:value="0.952662721893491" calcext:value-type="float">
            <text:p>0.952662721893491</text:p>
          </table:table-cell>
          <table:table-cell office:value-type="float" office:value="0.921052631578947" calcext:value-type="float">
            <text:p>0.921052631578947</text:p>
          </table:table-cell>
          <table:table-cell office:value-type="float" office:value="0.902366863905325" calcext:value-type="float">
            <text:p>0.9023668639053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875739644970414" calcext:value-type="float">
            <text:p>0.875739644970414</text:p>
          </table:table-cell>
          <table:table-cell office:value-type="float" office:value="20" calcext:value-type="float">
            <text:p>20</text:p>
          </table:table-cell>
          <table:table-cell office:value-type="float" office:value="0.124260355029586" calcext:value-type="float">
            <text:p>0.124260355029586</text:p>
          </table:table-cell>
          <table:table-cell office:value-type="float" office:value="0.0691823899371069" calcext:value-type="float">
            <text:p>0.069182389937107</text:p>
          </table:table-cell>
          <table:table-cell office:value-type="float" office:value="1" calcext:value-type="float">
            <text:p>1</text:p>
          </table:table-cell>
          <table:table-cell office:value-type="float" office:value="0.93491124260355" calcext:value-type="float">
            <text:p>0.93491124260355</text:p>
          </table:table-cell>
          <table:table-cell office:value-type="float" office:value="0.91578947368421" calcext:value-type="float">
            <text:p>0.91578947368421</text:p>
          </table:table-cell>
          <table:table-cell office:value-type="float" office:value="0.908284023668639" calcext:value-type="float">
            <text:p>0.9082840236686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798816568047337" calcext:value-type="float">
            <text:p>0.798816568047337</text:p>
          </table:table-cell>
          <table:table-cell office:value-type="float" office:value="36" calcext:value-type="float">
            <text:p>36</text:p>
          </table:table-cell>
          <table:table-cell office:value-type="float" office:value="0.201183431952663" calcext:value-type="float">
            <text:p>0.201183431952663</text:p>
          </table:table-cell>
          <table:table-cell office:value-type="float" office:value="0.105960264900662" calcext:value-type="float">
            <text:p>0.105960264900662</text:p>
          </table:table-cell>
          <table:table-cell office:value-type="float" office:value="1" calcext:value-type="float">
            <text:p>1</text:p>
          </table:table-cell>
          <table:table-cell office:value-type="float" office:value="0.905325443786982" calcext:value-type="float">
            <text:p>0.905325443786982</text:p>
          </table:table-cell>
          <table:table-cell office:value-type="float" office:value="0.931578947368421" calcext:value-type="float">
            <text:p>0.931578947368421</text:p>
          </table:table-cell>
          <table:table-cell office:value-type="float" office:value="0.946745562130178" calcext:value-type="float">
            <text:p>0.9467455621301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76923076923077" calcext:value-type="float">
            <text:p>0.576923076923077</text:p>
          </table:table-cell>
          <table:table-cell office:value-type="float" office:value="0" calcext:value-type="float">
            <text:p>0</text:p>
          </table:table-cell>
          <table:table-cell office:value-type="float" office:value="0.423076923076923" calcext:value-type="float">
            <text:p>0.423076923076923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20118343195266" calcext:value-type="float">
            <text:p>0.9201183431952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41715976331361" calcext:value-type="float">
            <text:p>0.41715976331361</text:p>
          </table:table-cell>
          <table:table-cell office:value-type="float" office:value="20" calcext:value-type="float">
            <text:p>20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594339622641509" calcext:value-type="float">
            <text:p>0.594339622641509</text:p>
          </table:table-cell>
          <table:table-cell office:value-type="float" office:value="0.4" calcext:value-type="float">
            <text:p>0.4</text:p>
          </table:table-cell>
          <table:table-cell office:value-type="float" office:value="0.381656804733728" calcext:value-type="float">
            <text:p>0.381656804733728</text:p>
          </table:table-cell>
          <table:table-cell office:value-type="float" office:value="0.93421052631579" calcext:value-type="float">
            <text:p>0.93421052631579</text:p>
          </table:table-cell>
          <table:table-cell office:value-type="float" office:value="0.940828402366864" calcext:value-type="float">
            <text:p>0.940828402366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556213017751479" calcext:value-type="float">
            <text:p>0.556213017751479</text:p>
          </table:table-cell>
          <table:table-cell office:value-type="float" office:value="36" calcext:value-type="float">
            <text:p>36</text:p>
          </table:table-cell>
          <table:table-cell office:value-type="float" office:value="0.443786982248521" calcext:value-type="float">
            <text:p>0.443786982248521</text:p>
          </table:table-cell>
          <table:table-cell office:value-type="float" office:value="0.440397350993378" calcext:value-type="float">
            <text:p>0.440397350993378</text:p>
          </table:table-cell>
          <table:table-cell office:value-type="float" office:value="0.472222222222222" calcext:value-type="float">
            <text:p>0.472222222222222</text:p>
          </table:table-cell>
          <table:table-cell office:value-type="float" office:value="0.5" calcext:value-type="float">
            <text:p>0.5</text:p>
          </table:table-cell>
          <table:table-cell office:value-type="float" office:value="0.942105263157895" calcext:value-type="float">
            <text:p>0.942105263157895</text:p>
          </table:table-cell>
          <table:table-cell office:value-type="float" office:value="0.931952662721894" calcext:value-type="float">
            <text:p>0.9319526627218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750656167979" calcext:value-type="float">
            <text:p>0.69750656167979</text:p>
          </table:table-cell>
          <table:table-cell office:value-type="float" office:value="0" calcext:value-type="float">
            <text:p>0</text:p>
          </table:table-cell>
          <table:table-cell office:value-type="float" office:value="0.30249343832021" calcext:value-type="float">
            <text:p>0.3024934383202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0.257874015748031" calcext:value-type="float">
            <text:p>0.257874015748031</text:p>
          </table:table-cell>
          <table:table-cell office:value-type="float" office:value="85" calcext:value-type="float">
            <text:p>85</text:p>
          </table:table-cell>
          <table:table-cell office:value-type="float" office:value="0.742125984251969" calcext:value-type="float">
            <text:p>0.742125984251969</text:p>
          </table:table-cell>
          <table:table-cell office:value-type="float" office:value="0.727588603196664" calcext:value-type="float">
            <text:p>0.72758860319666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282152230971129" calcext:value-type="float">
            <text:p>0.282152230971129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0.218503937007874" calcext:value-type="float">
            <text:p>0.218503937007874</text:p>
          </table:table-cell>
          <table:table-cell office:value-type="float" office:value="142" calcext:value-type="float">
            <text:p>142</text:p>
          </table:table-cell>
          <table:table-cell office:value-type="float" office:value="0.781496062992126" calcext:value-type="float">
            <text:p>0.781496062992126</text:p>
          </table:table-cell>
          <table:table-cell office:value-type="float" office:value="0.75904486251809" calcext:value-type="float">
            <text:p>0.75904486251809</text:p>
          </table:table-cell>
          <table:table-cell office:value-type="float" office:value="1" calcext:value-type="float">
            <text:p>1</text:p>
          </table:table-cell>
          <table:table-cell office:value-type="float" office:value="0.25262467191601" calcext:value-type="float">
            <text:p>0.25262467191601</text:p>
          </table:table-cell>
          <table:table-cell office:value-type="float" office:value="0.316887633123234" calcext:value-type="float">
            <text:p>0.316887633123234</text:p>
          </table:table-cell>
          <table:table-cell office:value-type="float" office:value="0.429133858267717" calcext:value-type="float">
            <text:p>0.4291338582677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8320209973753" calcext:value-type="float">
            <text:p>0.438320209973753</text:p>
          </table:table-cell>
          <table:table-cell office:value-type="float" office:value="0" calcext:value-type="float">
            <text:p>0</text:p>
          </table:table-cell>
          <table:table-cell office:value-type="float" office:value="0.561679790026247" calcext:value-type="float">
            <text:p>0.561679790026247</text:p>
          </table:table-cell>
          <table:table-cell office:value-type="float" office:value="0.835035861769181" calcext:value-type="float">
            <text:p>0.835035861769181</text:p>
          </table:table-cell>
          <table:table-cell office:value-type="float" office:value="0.903543307086614" calcext:value-type="float">
            <text:p>0.9035433070866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85" calcext:value-type="float">
            <text:p>85</text:p>
          </table:table-cell>
          <table:table-cell office:value-type="float" office:value="0.599737532808399" calcext:value-type="float">
            <text:p>0.599737532808399</text:p>
          </table:table-cell>
          <table:table-cell office:value-type="float" office:value="0.576789437109104" calcext:value-type="float">
            <text:p>0.576789437109104</text:p>
          </table:table-cell>
          <table:table-cell office:value-type="float" office:value="0.988235294117647" calcext:value-type="float">
            <text:p>0.988235294117647</text:p>
          </table:table-cell>
          <table:table-cell office:value-type="float" office:value="0.423228346456693" calcext:value-type="float">
            <text:p>0.423228346456693</text:p>
          </table:table-cell>
          <table:table-cell office:value-type="float" office:value="0.926537709193654" calcext:value-type="float">
            <text:p>0.926537709193654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39632545931759" calcext:value-type="float">
            <text:p>0.439632545931759</text:p>
          </table:table-cell>
          <table:table-cell office:value-type="float" office:value="142" calcext:value-type="float">
            <text:p>142</text:p>
          </table:table-cell>
          <table:table-cell office:value-type="float" office:value="0.560367454068242" calcext:value-type="float">
            <text:p>0.560367454068242</text:p>
          </table:table-cell>
          <table:table-cell office:value-type="float" office:value="0.515195369030391" calcext:value-type="float">
            <text:p>0.515195369030391</text:p>
          </table:table-cell>
          <table:table-cell office:value-type="float" office:value="1" calcext:value-type="float">
            <text:p>1</text:p>
          </table:table-cell>
          <table:table-cell office:value-type="float" office:value="0.48753280839895" calcext:value-type="float">
            <text:p>0.48753280839895</text:p>
          </table:table-cell>
          <table:table-cell office:value-type="float" office:value="0.918495979134971" calcext:value-type="float">
            <text:p>0.918495979134971</text:p>
          </table:table-cell>
          <table:table-cell office:value-type="float" office:value="0.961942257217848" calcext:value-type="float">
            <text:p>0.96194225721784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44488188976378" calcext:value-type="float">
            <text:p>0.344488188976378</text:p>
          </table:table-cell>
          <table:table-cell office:value-type="float" office:value="0" calcext:value-type="float">
            <text:p>0</text:p>
          </table:table-cell>
          <table:table-cell office:value-type="float" office:value="0.655511811023622" calcext:value-type="float">
            <text:p>0.655511811023622</text:p>
          </table:table-cell>
          <table:table-cell office:value-type="float" office:value="0.929580525972614" calcext:value-type="float">
            <text:p>0.929580525972614</text:p>
          </table:table-cell>
          <table:table-cell office:value-type="float" office:value="0.959317585301837" calcext:value-type="float">
            <text:p>0.959317585301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0.506561679790026" calcext:value-type="float">
            <text:p>0.506561679790026</text:p>
          </table:table-cell>
          <table:table-cell office:value-type="float" office:value="85" calcext:value-type="float">
            <text:p>85</text:p>
          </table:table-cell>
          <table:table-cell office:value-type="float" office:value="0.493438320209974" calcext:value-type="float">
            <text:p>0.493438320209974</text:p>
          </table:table-cell>
          <table:table-cell office:value-type="float" office:value="0.463516330785268" calcext:value-type="float">
            <text:p>0.463516330785268</text:p>
          </table:table-cell>
          <table:table-cell office:value-type="float" office:value="1" calcext:value-type="float">
            <text:p>1</text:p>
          </table:table-cell>
          <table:table-cell office:value-type="float" office:value="0.541338582677165" calcext:value-type="float">
            <text:p>0.541338582677165</text:p>
          </table:table-cell>
          <table:table-cell office:value-type="float" office:value="0.914583786133449" calcext:value-type="float">
            <text:p>0.914583786133449</text:p>
          </table:table-cell>
          <table:table-cell office:value-type="float" office:value="0.94488188976378" calcext:value-type="float">
            <text:p>0.944881889763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0.461942257217848" calcext:value-type="float">
            <text:p>0.461942257217848</text:p>
          </table:table-cell>
          <table:table-cell office:value-type="float" office:value="142" calcext:value-type="float">
            <text:p>142</text:p>
          </table:table-cell>
          <table:table-cell office:value-type="float" office:value="0.538057742782152" calcext:value-type="float">
            <text:p>0.538057742782152</text:p>
          </table:table-cell>
          <table:table-cell office:value-type="float" office:value="0.490593342981187" calcext:value-type="float">
            <text:p>0.490593342981187</text:p>
          </table:table-cell>
          <table:table-cell office:value-type="float" office:value="1" calcext:value-type="float">
            <text:p>1</text:p>
          </table:table-cell>
          <table:table-cell office:value-type="float" office:value="0.517716535433071" calcext:value-type="float">
            <text:p>0.517716535433071</text:p>
          </table:table-cell>
          <table:table-cell office:value-type="float" office:value="0.903716583351445" calcext:value-type="float">
            <text:p>0.903716583351445</text:p>
          </table:table-cell>
          <table:table-cell office:value-type="float" office:value="0.946850393700787" calcext:value-type="float">
            <text:p>0.9468503937007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9238845144357" calcext:value-type="float">
            <text:p>0.339238845144357</text:p>
          </table:table-cell>
          <table:table-cell office:value-type="float" office:value="0" calcext:value-type="float">
            <text:p>0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740056509454466" calcext:value-type="float">
            <text:p>0.740056509454466</text:p>
          </table:table-cell>
          <table:table-cell office:value-type="float" office:value="0.830708661417323" calcext:value-type="float">
            <text:p>0.8307086614173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645669291338583" calcext:value-type="float">
            <text:p>0.645669291338583</text:p>
          </table:table-cell>
          <table:table-cell office:value-type="float" office:value="85" calcext:value-type="float">
            <text:p>85</text:p>
          </table:table-cell>
          <table:table-cell office:value-type="float" office:value="0.354330708661417" calcext:value-type="float">
            <text:p>0.354330708661417</text:p>
          </table:table-cell>
          <table:table-cell office:value-type="float" office:value="0.316191799861015" calcext:value-type="float">
            <text:p>0.316191799861015</text:p>
          </table:table-cell>
          <table:table-cell office:value-type="float" office:value="1" calcext:value-type="float">
            <text:p>1</text:p>
          </table:table-cell>
          <table:table-cell office:value-type="float" office:value="0.68241469816273" calcext:value-type="float">
            <text:p>0.68241469816273</text:p>
          </table:table-cell>
          <table:table-cell office:value-type="float" office:value="0.790697674418605" calcext:value-type="float">
            <text:p>0.790697674418605</text:p>
          </table:table-cell>
          <table:table-cell office:value-type="float" office:value="0.873359580052493" calcext:value-type="float">
            <text:p>0.8733595800524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81627296587926" calcext:value-type="float">
            <text:p>0.481627296587926</text:p>
          </table:table-cell>
          <table:table-cell office:value-type="float" office:value="142" calcext:value-type="float">
            <text:p>142</text:p>
          </table:table-cell>
          <table:table-cell office:value-type="float" office:value="0.518372703412074" calcext:value-type="float">
            <text:p>0.518372703412074</text:p>
          </table:table-cell>
          <table:table-cell office:value-type="float" office:value="0.468885672937771" calcext:value-type="float">
            <text:p>0.468885672937771</text:p>
          </table:table-cell>
          <table:table-cell office:value-type="float" office:value="1" calcext:value-type="float">
            <text:p>1</text:p>
          </table:table-cell>
          <table:table-cell office:value-type="float" office:value="0.525590551181102" calcext:value-type="float">
            <text:p>0.525590551181102</text:p>
          </table:table-cell>
          <table:table-cell office:value-type="float" office:value="0.72266898500326" calcext:value-type="float">
            <text:p>0.72266898500326</text:p>
          </table:table-cell>
          <table:table-cell office:value-type="float" office:value="0.793307086614173" calcext:value-type="float">
            <text:p>0.7933070866141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16666666666667" calcext:value-type="float">
            <text:p>0.4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0.583333333333333" calcext:value-type="float">
            <text:p>0.583333333333333</text:p>
          </table:table-cell>
          <table:table-cell office:value-type="float" office:value="0.950010867202782" calcext:value-type="float">
            <text:p>0.950010867202782</text:p>
          </table:table-cell>
          <table:table-cell office:value-type="float" office:value="0.970472440944882" calcext:value-type="float">
            <text:p>0.9704724409448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0.631889763779527" calcext:value-type="float">
            <text:p>0.631889763779527</text:p>
          </table:table-cell>
          <table:table-cell office:value-type="float" office:value="85" calcext:value-type="float">
            <text:p>85</text:p>
          </table:table-cell>
          <table:table-cell office:value-type="float" office:value="0.368110236220472" calcext:value-type="float">
            <text:p>0.368110236220472</text:p>
          </table:table-cell>
          <table:table-cell office:value-type="float" office:value="0.330785267546908" calcext:value-type="float">
            <text:p>0.330785267546908</text:p>
          </table:table-cell>
          <table:table-cell office:value-type="float" office:value="1" calcext:value-type="float">
            <text:p>1</text:p>
          </table:table-cell>
          <table:table-cell office:value-type="float" office:value="0.675196850393701" calcext:value-type="float">
            <text:p>0.675196850393701</text:p>
          </table:table-cell>
          <table:table-cell office:value-type="float" office:value="0.953705716148663" calcext:value-type="float">
            <text:p>0.953705716148663</text:p>
          </table:table-cell>
          <table:table-cell office:value-type="float" office:value="0.973097112860892" calcext:value-type="float">
            <text:p>0.973097112860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0.456692913385827" calcext:value-type="float">
            <text:p>0.456692913385827</text:p>
          </table:table-cell>
          <table:table-cell office:value-type="float" office:value="142" calcext:value-type="float">
            <text:p>142</text:p>
          </table:table-cell>
          <table:table-cell office:value-type="float" office:value="0.543307086614173" calcext:value-type="float">
            <text:p>0.543307086614173</text:p>
          </table:table-cell>
          <table:table-cell office:value-type="float" office:value="0.496382054992764" calcext:value-type="float">
            <text:p>0.496382054992764</text:p>
          </table:table-cell>
          <table:table-cell office:value-type="float" office:value="1" calcext:value-type="float">
            <text:p>1</text:p>
          </table:table-cell>
          <table:table-cell office:value-type="float" office:value="0.496719160104987" calcext:value-type="float">
            <text:p>0.496719160104987</text:p>
          </table:table-cell>
          <table:table-cell office:value-type="float" office:value="0.948489458813302" calcext:value-type="float">
            <text:p>0.948489458813302</text:p>
          </table:table-cell>
          <table:table-cell office:value-type="float" office:value="0.967191601049869" calcext:value-type="float">
            <text:p>0.9671916010498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4645669291338" calcext:value-type="float">
            <text:p>0.584645669291338</text:p>
          </table:table-cell>
          <table:table-cell office:value-type="float" office:value="0" calcext:value-type="float">
            <text:p>0</text:p>
          </table:table-cell>
          <table:table-cell office:value-type="float" office:value="0.415354330708661" calcext:value-type="float">
            <text:p>0.415354330708661</text:p>
          </table:table-cell>
          <table:table-cell office:value-type="float" office:value="0.900239078461204" calcext:value-type="float">
            <text:p>0.900239078461204</text:p>
          </table:table-cell>
          <table:table-cell office:value-type="float" office:value="0.939632545931758" calcext:value-type="float">
            <text:p>0.9396325459317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0.433727034120735" calcext:value-type="float">
            <text:p>0.433727034120735</text:p>
          </table:table-cell>
          <table:table-cell office:value-type="float" office:value="85" calcext:value-type="float">
            <text:p>85</text:p>
          </table:table-cell>
          <table:table-cell office:value-type="float" office:value="0.566272965879265" calcext:value-type="float">
            <text:p>0.566272965879265</text:p>
          </table:table-cell>
          <table:table-cell office:value-type="float" office:value="0.540653231410702" calcext:value-type="float">
            <text:p>0.540653231410702</text:p>
          </table:table-cell>
          <table:table-cell office:value-type="float" office:value="1" calcext:value-type="float">
            <text:p>1</text:p>
          </table:table-cell>
          <table:table-cell office:value-type="float" office:value="0.453412073490814" calcext:value-type="float">
            <text:p>0.453412073490814</text:p>
          </table:table-cell>
          <table:table-cell office:value-type="float" office:value="0.885677026733319" calcext:value-type="float">
            <text:p>0.885677026733319</text:p>
          </table:table-cell>
          <table:table-cell office:value-type="float" office:value="0.935695538057743" calcext:value-type="float">
            <text:p>0.935695538057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0.378608923884514" calcext:value-type="float">
            <text:p>0.378608923884514</text:p>
          </table:table-cell>
          <table:table-cell office:value-type="float" office:value="142" calcext:value-type="float">
            <text:p>142</text:p>
          </table:table-cell>
          <table:table-cell office:value-type="float" office:value="0.621391076115486" calcext:value-type="float">
            <text:p>0.621391076115486</text:p>
          </table:table-cell>
          <table:table-cell office:value-type="float" office:value="0.582489146164978" calcext:value-type="float">
            <text:p>0.582489146164978</text:p>
          </table:table-cell>
          <table:table-cell office:value-type="float" office:value="1" calcext:value-type="float">
            <text:p>1</text:p>
          </table:table-cell>
          <table:table-cell office:value-type="float" office:value="0.413385826771654" calcext:value-type="float">
            <text:p>0.413385826771654</text:p>
          </table:table-cell>
          <table:table-cell office:value-type="float" office:value="0.88871984351228" calcext:value-type="float">
            <text:p>0.88871984351228</text:p>
          </table:table-cell>
          <table:table-cell office:value-type="float" office:value="0.933070866141732" calcext:value-type="float">
            <text:p>0.9330708661417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7664041994751" calcext:value-type="float">
            <text:p>0.437664041994751</text:p>
          </table:table-cell>
          <table:table-cell office:value-type="float" office:value="0" calcext:value-type="float">
            <text:p>0</text:p>
          </table:table-cell>
          <table:table-cell office:value-type="float" office:value="0.562335958005249" calcext:value-type="float">
            <text:p>0.562335958005249</text:p>
          </table:table-cell>
          <table:table-cell office:value-type="float" office:value="0.94457726581178" calcext:value-type="float">
            <text:p>0.94457726581178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0.484251968503937" calcext:value-type="float">
            <text:p>0.48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515748031496063" calcext:value-type="float">
            <text:p>0.515748031496063</text:p>
          </table:table-cell>
          <table:table-cell office:value-type="float" office:value="0.487143849895761" calcext:value-type="float">
            <text:p>0.487143849895761</text:p>
          </table:table-cell>
          <table:table-cell office:value-type="float" office:value="1" calcext:value-type="float">
            <text:p>1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911975657465768" calcext:value-type="float">
            <text:p>0.911975657465768</text:p>
          </table:table-cell>
          <table:table-cell office:value-type="float" office:value="0.949475065616798" calcext:value-type="float">
            <text:p>0.9494750656167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0.473753280839895" calcext:value-type="float">
            <text:p>0.473753280839895</text:p>
          </table:table-cell>
          <table:table-cell office:value-type="float" office:value="142" calcext:value-type="float">
            <text:p>142</text:p>
          </table:table-cell>
          <table:table-cell office:value-type="float" office:value="0.526246719160105" calcext:value-type="float">
            <text:p>0.526246719160105</text:p>
          </table:table-cell>
          <table:table-cell office:value-type="float" office:value="0.477568740955138" calcext:value-type="float">
            <text:p>0.477568740955138</text:p>
          </table:table-cell>
          <table:table-cell office:value-type="float" office:value="1" calcext:value-type="float">
            <text:p>1</text:p>
          </table:table-cell>
          <table:table-cell office:value-type="float" office:value="0.546587926509186" calcext:value-type="float">
            <text:p>0.546587926509186</text:p>
          </table:table-cell>
          <table:table-cell office:value-type="float" office:value="0.952401651814823" calcext:value-type="float">
            <text:p>0.952401651814823</text:p>
          </table:table-cell>
          <table:table-cell office:value-type="float" office:value="0.965223097112861" calcext:value-type="float">
            <text:p>0.9652230971128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7270341207349" calcext:value-type="float">
            <text:p>0.587270341207349</text:p>
          </table:table-cell>
          <table:table-cell office:value-type="float" office:value="0" calcext:value-type="float">
            <text:p>0</text:p>
          </table:table-cell>
          <table:table-cell office:value-type="float" office:value="0.412729658792651" calcext:value-type="float">
            <text:p>0.412729658792651</text:p>
          </table:table-cell>
          <table:table-cell office:value-type="float" office:value="0.655074983699196" calcext:value-type="float">
            <text:p>0.655074983699196</text:p>
          </table:table-cell>
          <table:table-cell office:value-type="float" office:value="0.860892388451444" calcext:value-type="float">
            <text:p>0.8608923884514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0.34251968503937" calcext:value-type="float">
            <text:p>0.34251968503937</text:p>
          </table:table-cell>
          <table:table-cell office:value-type="float" office:value="85" calcext:value-type="float">
            <text:p>85</text:p>
          </table:table-cell>
          <table:table-cell office:value-type="float" office:value="0.65748031496063" calcext:value-type="float">
            <text:p>0.65748031496063</text:p>
          </table:table-cell>
          <table:table-cell office:value-type="float" office:value="0.63724808895066" calcext:value-type="float">
            <text:p>0.63724808895066</text:p>
          </table:table-cell>
          <table:table-cell office:value-type="float" office:value="1" calcext:value-type="float">
            <text:p>1</text:p>
          </table:table-cell>
          <table:table-cell office:value-type="float" office:value="0.375984251968504" calcext:value-type="float">
            <text:p>0.375984251968504</text:p>
          </table:table-cell>
          <table:table-cell office:value-type="float" office:value="0.618778526407303" calcext:value-type="float">
            <text:p>0.618778526407303</text:p>
          </table:table-cell>
          <table:table-cell office:value-type="float" office:value="0.841863517060367" calcext:value-type="float">
            <text:p>0.8418635170603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0.256561679790026" calcext:value-type="float">
            <text:p>0.256561679790026</text:p>
          </table:table-cell>
          <table:table-cell office:value-type="float" office:value="142" calcext:value-type="float">
            <text:p>142</text:p>
          </table:table-cell>
          <table:table-cell office:value-type="float" office:value="0.743438320209974" calcext:value-type="float">
            <text:p>0.743438320209974</text:p>
          </table:table-cell>
          <table:table-cell office:value-type="float" office:value="0.717800289435601" calcext:value-type="float">
            <text:p>0.717800289435601</text:p>
          </table:table-cell>
          <table:table-cell office:value-type="float" office:value="0.992957746478873" calcext:value-type="float">
            <text:p>0.992957746478873</text:p>
          </table:table-cell>
          <table:table-cell office:value-type="float" office:value="0.281496062992126" calcext:value-type="float">
            <text:p>0.281496062992126</text:p>
          </table:table-cell>
          <table:table-cell office:value-type="float" office:value="0.63855683547055" calcext:value-type="float">
            <text:p>0.63855683547055</text:p>
          </table:table-cell>
          <table:table-cell office:value-type="float" office:value="0.818897637795276" calcext:value-type="float">
            <text:p>0.818897637795276</text:p>
          </table:table-cell>
          <table:table-cell table:number-columns-repeated="1013"/>
        </table:table-row>
      </table:table>
      <table:table table:name="Experiment 2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# IDed as mislabeled</text:p>
          </table:table-cell>
          <table:table-cell table:style-name="ce1" office:value-type="string" calcext:value-type="string">
            <text:p># correct after clean</text:p>
          </table:table-cell>
          <table:table-cell table:style-name="ce1" office:value-type="string" calcext:value-type="string">
            <text:p>precision</text:p>
          </table:table-cell>
          <table:table-cell table:style-name="ce1" office:value-type="string" calcext:value-type="string">
            <text:p>recall</text:p>
          </table:table-cell>
          <table:table-cell table:style-name="ce1" office:value-type="string" calcext:value-type="string">
            <text:p>f1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0.958579881656805" calcext:value-type="float">
            <text:p>0.958579881656805</text:p>
          </table:table-cell>
          <table:table-cell office:value-type="float" office:value="0.958579881656805" calcext:value-type="float">
            <text:p>0.9585798816568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2" calcext:value-type="float">
            <text:p>312</text:p>
          </table:table-cell>
          <table:table-cell table:number-columns-repeated="3" office:value-type="float" office:value="0.923076923076923" calcext:value-type="float">
            <text:p>0.92307692307692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90" calcext:value-type="float">
            <text:p>290</text:p>
          </table:table-cell>
          <table:table-cell table:number-columns-repeated="3" office:value-type="float" office:value="0.857988165680473" calcext:value-type="float">
            <text:p>0.8579881656804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0.940828402366864" calcext:value-type="float">
            <text:p>0.9408284023668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0.840236686390533" calcext:value-type="float">
            <text:p>0.8402366863905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0" calcext:value-type="float">
            <text:p>310</text:p>
          </table:table-cell>
          <table:table-cell table:number-columns-repeated="3" office:value-type="float" office:value="0.91715976331361" calcext:value-type="float">
            <text:p>0.917159763313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0.849112426035503" calcext:value-type="float">
            <text:p>0.84911242603550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0.985207100591716" calcext:value-type="float">
            <text:p>0.9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319" calcext:value-type="float">
            <text:p>319</text:p>
          </table:table-cell>
          <table:table-cell table:number-columns-repeated="3" office:value-type="float" office:value="0.943786982248521" calcext:value-type="float">
            <text:p>0.9437869822485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89" calcext:value-type="float">
            <text:p>289</text:p>
          </table:table-cell>
          <table:table-cell table:number-columns-repeated="3" office:value-type="float" office:value="0.855029585798817" calcext:value-type="float">
            <text:p>0.85502958579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0.970414201183432" calcext:value-type="float">
            <text:p>0.9704142011834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08" calcext:value-type="float">
            <text:p>308</text:p>
          </table:table-cell>
          <table:table-cell table:number-columns-repeated="3" office:value-type="float" office:value="0.911242603550296" calcext:value-type="float">
            <text:p>0.9112426035502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0.85207100591716" calcext:value-type="float">
            <text:p>0.852071005917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31" calcext:value-type="float">
            <text:p>331</text:p>
          </table:table-cell>
          <table:table-cell table:number-columns-repeated="3" office:value-type="float" office:value="0.979289940828402" calcext:value-type="float">
            <text:p>0.97928994082840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17" calcext:value-type="float">
            <text:p>317</text:p>
          </table:table-cell>
          <table:table-cell table:number-columns-repeated="3" office:value-type="float" office:value="0.937869822485207" calcext:value-type="float">
            <text:p>0.9378698224852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.896449704142012" calcext:value-type="float">
            <text:p>0.896449704142012</text:p>
          </table:table-cell>
          <table:table-cell office:value-type="float" office:value="0.896449704142012" calcext:value-type="float">
            <text:p>0.8964497041420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34" calcext:value-type="float">
            <text:p>334</text:p>
          </table:table-cell>
          <table:table-cell table:number-columns-repeated="3" office:value-type="float" office:value="0.988165680473373" calcext:value-type="float">
            <text:p>0.988165680473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0.967455621301775" calcext:value-type="float">
            <text:p>0.9674556213017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office:value-type="float" office:value="294" calcext:value-type="float">
            <text:p>294</text:p>
          </table:table-cell>
          <table:table-cell table:number-columns-repeated="3" office:value-type="float" office:value="0.869822485207101" calcext:value-type="float">
            <text:p>0.8698224852071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379" calcext:value-type="float">
            <text:p>1379</text:p>
          </table:table-cell>
          <table:table-cell table:number-columns-repeated="3" office:value-type="float" office:value="0.904855643044619" calcext:value-type="float">
            <text:p>0.9048556430446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  <table:table-cell office:value-type="float" office:value="1330" calcext:value-type="float">
            <text:p>1330</text:p>
          </table:table-cell>
          <table:table-cell table:number-columns-repeated="3" office:value-type="float" office:value="0.872703412073491" calcext:value-type="float">
            <text:p>0.8727034120734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36" calcext:value-type="float">
            <text:p>136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0.843175853018373" calcext:value-type="float">
            <text:p>0.843175853018373</text:p>
          </table:table-cell>
          <table:table-cell office:value-type="float" office:value="0.843175853018373" calcext:value-type="float">
            <text:p>0.8431758530183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481" calcext:value-type="float">
            <text:p>1481</text:p>
          </table:table-cell>
          <table:table-cell table:number-columns-repeated="3" office:value-type="float" office:value="0.971784776902887" calcext:value-type="float">
            <text:p>0.9717847769028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02" calcext:value-type="float">
            <text:p>102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495" calcext:value-type="float">
            <text:p>1495</text:p>
          </table:table-cell>
          <table:table-cell table:number-columns-repeated="2" office:value-type="float" office:value="0.980971128608924" calcext:value-type="float">
            <text:p>0.980971128608924</text:p>
          </table:table-cell>
          <table:table-cell office:value-type="float" office:value="0.980971128608924" calcext:value-type="float">
            <text:p>0.9809711286089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1441" calcext:value-type="float">
            <text:p>1441</text:p>
          </table:table-cell>
          <table:table-cell table:number-columns-repeated="3" office:value-type="float" office:value="0.945538057742782" calcext:value-type="float">
            <text:p>0.9455380577427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91" calcext:value-type="float">
            <text:p>1391</text:p>
          </table:table-cell>
          <table:table-cell table:number-columns-repeated="3" office:value-type="float" office:value="0.912729658792651" calcext:value-type="float">
            <text:p>0.9127296587926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451" calcext:value-type="float">
            <text:p>1451</text:p>
          </table:table-cell>
          <table:table-cell table:number-columns-repeated="3" office:value-type="float" office:value="0.952099737532808" calcext:value-type="float">
            <text:p>0.9520997375328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439" calcext:value-type="float">
            <text:p>1439</text:p>
          </table:table-cell>
          <table:table-cell table:number-columns-repeated="3" office:value-type="float" office:value="0.944225721784777" calcext:value-type="float">
            <text:p>0.9442257217847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1367" calcext:value-type="float">
            <text:p>1367</text:p>
          </table:table-cell>
          <table:table-cell table:number-columns-repeated="2" office:value-type="float" office:value="0.896981627296588" calcext:value-type="float">
            <text:p>0.896981627296588</text:p>
          </table:table-cell>
          <table:table-cell office:value-type="float" office:value="0.896981627296588" calcext:value-type="float">
            <text:p>0.8969816272965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table:number-columns-repeated="3" office:value-type="float" office:value="0.9750656167979" calcext:value-type="float">
            <text:p>0.97506561679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8" calcext:value-type="float">
            <text:p>108</text:p>
          </table:table-cell>
          <table:table-cell office:value-type="float" office:value="1465" calcext:value-type="float">
            <text:p>1465</text:p>
          </table:table-cell>
          <table:table-cell table:number-columns-repeated="3" office:value-type="float" office:value="0.961286089238845" calcext:value-type="float">
            <text:p>0.9612860892388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88" calcext:value-type="float">
            <text:p>88</text:p>
          </table:table-cell>
          <table:table-cell office:value-type="float" office:value="1386" calcext:value-type="float">
            <text:p>1386</text:p>
          </table:table-cell>
          <table:table-cell table:number-columns-repeated="3" office:value-type="float" office:value="0.909448818897638" calcext:value-type="float">
            <text:p>0.9094488188976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485" calcext:value-type="float">
            <text:p>1485</text:p>
          </table:table-cell>
          <table:table-cell table:number-columns-repeated="3" office:value-type="float" office:value="0.974409448818898" calcext:value-type="float">
            <text:p>0.9744094488188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  <table:table-cell office:value-type="float" office:value="1437" calcext:value-type="float">
            <text:p>1437</text:p>
          </table:table-cell>
          <table:table-cell table:number-columns-repeated="3" office:value-type="float" office:value="0.942913385826772" calcext:value-type="float">
            <text:p>0.9429133858267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1396" calcext:value-type="float">
            <text:p>1396</text:p>
          </table:table-cell>
          <table:table-cell table:number-columns-repeated="3" office:value-type="float" office:value="0.916010498687664" calcext:value-type="float">
            <text:p>0.9160104986876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83" calcext:value-type="float">
            <text:p>1483</text:p>
          </table:table-cell>
          <table:table-cell table:number-columns-repeated="3" office:value-type="float" office:value="0.973097112860892" calcext:value-type="float">
            <text:p>0.9730971128608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459" calcext:value-type="float">
            <text:p>1459</text:p>
          </table:table-cell>
          <table:table-cell table:number-columns-repeated="3" office:value-type="float" office:value="0.957349081364829" calcext:value-type="float">
            <text:p>0.957349081364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93" calcext:value-type="float">
            <text:p>93</text:p>
          </table:table-cell>
          <table:table-cell office:value-type="float" office:value="1381" calcext:value-type="float">
            <text:p>1381</text:p>
          </table:table-cell>
          <table:table-cell table:number-columns-repeated="3" office:value-type="float" office:value="0.906167979002625" calcext:value-type="float">
            <text:p>0.9061679790026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1488" calcext:value-type="float">
            <text:p>1488</text:p>
          </table:table-cell>
          <table:table-cell table:number-columns-repeated="3" office:value-type="float" office:value="0.976377952755906" calcext:value-type="float">
            <text:p>0.9763779527559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1448" calcext:value-type="float">
            <text:p>1448</text:p>
          </table:table-cell>
          <table:table-cell table:number-columns-repeated="3" office:value-type="float" office:value="0.9501312335958" calcext:value-type="float">
            <text:p>0.95013123359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1375" calcext:value-type="float">
            <text:p>1375</text:p>
          </table:table-cell>
          <table:table-cell table:number-columns-repeated="3" office:value-type="float" office:value="0.902230971128609" calcext:value-type="float">
            <text:p>0.902230971128609</text:p>
          </table:table-cell>
          <table:table-cell table:number-columns-repeated="1014"/>
        </table:table-row>
      </table:table>
      <table:table table:name="Experiment 3" table:style-name="ta1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set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noise percent</text:p>
          </table:table-cell>
          <table:table-cell table:style-name="ce1" office:value-type="string" calcext:value-type="string">
            <text:p># instances</text:p>
          </table:table-cell>
          <table:table-cell table:style-name="ce1" office:value-type="string" calcext:value-type="string">
            <text:p>number mislabeled</text:p>
          </table:table-cell>
          <table:table-cell table:style-name="ce1" office:value-type="string" calcext:value-type="string">
            <text:p>accuracy on clean test</text:p>
          </table:table-cell>
          <table:table-cell table:style-name="ce1" office:value-type="string" calcext:value-type="string">
            <text:p>accuracy on noisy tes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09467455621302" calcext:value-type="float">
            <text:p>0.6094674556213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66272189349112" calcext:value-type="float">
            <text:p>0.7662721893491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42011834319527" calcext:value-type="float">
            <text:p>0.642011834319527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52662721893491" calcext:value-type="float">
            <text:p>0.452662721893491</text:p>
          </table:table-cell>
          <table:table-cell office:value-type="float" office:value="0.440828402366864" calcext:value-type="float">
            <text:p>0.4408284023668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5147928994083" calcext:value-type="float">
            <text:p>0.775147928994083</text:p>
          </table:table-cell>
          <table:table-cell office:value-type="float" office:value="0.668639053254438" calcext:value-type="float">
            <text:p>0.6686390532544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72781065088757" calcext:value-type="float">
            <text:p>0.8727810650887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3786982248521" calcext:value-type="float">
            <text:p>0.943786982248521</text:p>
          </table:table-cell>
          <table:table-cell office:value-type="float" office:value="0.884615384615385" calcext:value-type="float">
            <text:p>0.8846153846153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3076923076923" calcext:value-type="float">
            <text:p>0.923076923076923</text:p>
          </table:table-cell>
          <table:table-cell office:value-type="float" office:value="0.863905325443787" calcext:value-type="float">
            <text:p>0.8639053254437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78698224852071" calcext:value-type="float">
            <text:p>0.878698224852071</text:p>
          </table:table-cell>
          <table:table-cell office:value-type="float" office:value="0.772189349112426" calcext:value-type="float">
            <text:p>0.7721893491124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2485207100592" calcext:value-type="float">
            <text:p>0.822485207100592</text:p>
          </table:table-cell>
          <table:table-cell office:value-type="float" office:value="0.715976331360947" calcext:value-type="float">
            <text:p>0.7159763313609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49112426035503" calcext:value-type="float">
            <text:p>0.49112426035503</text:p>
          </table:table-cell>
          <table:table-cell office:value-type="float" office:value="0.431952662721893" calcext:value-type="float">
            <text:p>0.4319526627218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92307692307692" calcext:value-type="float">
            <text:p>0.692307692307692</text:p>
          </table:table-cell>
          <table:table-cell office:value-type="float" office:value="0.633136094674556" calcext:value-type="float">
            <text:p>0.6331360946745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82840236686391" calcext:value-type="float">
            <text:p>0.582840236686391</text:p>
          </table:table-cell>
          <table:table-cell office:value-type="float" office:value="0.476331360946746" calcext:value-type="float">
            <text:p>0.476331360946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8520710059172" calcext:value-type="float">
            <text:p>0.748520710059172</text:p>
          </table:table-cell>
          <table:table-cell office:value-type="float" office:value="0.642011834319527" calcext:value-type="float">
            <text:p>0.6420118343195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30177514792899" calcext:value-type="float">
            <text:p>0.6301775147928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59763313609467" calcext:value-type="float">
            <text:p>0.659763313609467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62130177514793" calcext:value-type="float">
            <text:p>0.562130177514793</text:p>
          </table:table-cell>
          <table:table-cell office:value-type="float" office:value="0.502958579881657" calcext:value-type="float">
            <text:p>0.5029585798816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9171597633136" calcext:value-type="float">
            <text:p>0.559171597633136</text:p>
          </table:table-cell>
          <table:table-cell office:value-type="float" office:value="0.452662721893491" calcext:value-type="float">
            <text:p>0.4526627218934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553254437869823" calcext:value-type="float">
            <text:p>0.553254437869823</text:p>
          </table:table-cell>
          <table:table-cell office:value-type="float" office:value="0.446745562130177" calcext:value-type="float">
            <text:p>0.4467455621301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40236686390533" calcext:value-type="float">
            <text:p>0.8402366863905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890532544378698" calcext:value-type="float">
            <text:p>0.890532544378698</text:p>
          </table:table-cell>
          <table:table-cell office:value-type="float" office:value="0.831360946745562" calcext:value-type="float">
            <text:p>0.8313609467455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20118343195266" calcext:value-type="float">
            <text:p>0.920118343195266</text:p>
          </table:table-cell>
          <table:table-cell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25443786982249" calcext:value-type="float">
            <text:p>0.825443786982249</text:p>
          </table:table-cell>
          <table:table-cell office:value-type="float" office:value="0.718934911242604" calcext:value-type="float">
            <text:p>0.7189349112426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5207100591716" calcext:value-type="float">
            <text:p>0.85207100591716</text:p>
          </table:table-cell>
          <table:table-cell office:value-type="float" office:value="0.745562130177515" calcext:value-type="float">
            <text:p>0.7455621301775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6094674556213" calcext:value-type="float">
            <text:p>0.8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618343195266272" calcext:value-type="float">
            <text:p>0.618343195266272</text:p>
          </table:table-cell>
          <table:table-cell office:value-type="float" office:value="0.562130177514793" calcext:value-type="float">
            <text:p>0.5621301775147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718934911242604" calcext:value-type="float">
            <text:p>0.718934911242604</text:p>
          </table:table-cell>
          <table:table-cell office:value-type="float" office:value="0.659763313609467" calcext:value-type="float">
            <text:p>0.6597633136094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7810650887574" calcext:value-type="float">
            <text:p>0.77810650887574</text:p>
          </table:table-cell>
          <table:table-cell office:value-type="float" office:value="0.674556213017751" calcext:value-type="float">
            <text:p>0.674556213017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742603550295858" calcext:value-type="float">
            <text:p>0.742603550295858</text:p>
          </table:table-cell>
          <table:table-cell office:value-type="float" office:value="0.636094674556213" calcext:value-type="float">
            <text:p>0.6360946745562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23076923076923" calcext:value-type="float">
            <text:p>0.9230769230769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1715976331361" calcext:value-type="float">
            <text:p>0.91715976331361</text:p>
          </table:table-cell>
          <table:table-cell office:value-type="float" office:value="0.857988165680473" calcext:value-type="float">
            <text:p>0.8579881656804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949704142011834" calcext:value-type="float">
            <text:p>0.949704142011834</text:p>
          </table:table-cell>
          <table:table-cell office:value-type="float" office:value="0.890532544378698" calcext:value-type="float">
            <text:p>0.8905325443786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81656804733728" calcext:value-type="float">
            <text:p>0.881656804733728</text:p>
          </table:table-cell>
          <table:table-cell office:value-type="float" office:value="0.775147928994083" calcext:value-type="float">
            <text:p>0.7751479289940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840236686390533" calcext:value-type="float">
            <text:p>0.840236686390533</text:p>
          </table:table-cell>
          <table:table-cell office:value-type="float" office:value="0.733727810650887" calcext:value-type="float">
            <text:p>0.7337278106508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338" calcext:value-type="float">
            <text:p>3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14792899408284" calcext:value-type="float">
            <text:p>0.5147928994082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14792899408284" calcext:value-type="float">
            <text:p>0.514792899408284</text:p>
          </table:table-cell>
          <table:table-cell office:value-type="float" office:value="0.49112426035503" calcext:value-type="float">
            <text:p>0.491124260355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20" calcext:value-type="float">
            <text:p>20</text:p>
          </table:table-cell>
          <table:table-cell office:value-type="float" office:value="0.529585798816568" calcext:value-type="float">
            <text:p>0.529585798816568</text:p>
          </table:table-cell>
          <table:table-cell office:value-type="float" office:value="0.505917159763314" calcext:value-type="float">
            <text:p>0.5059171597633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633136094674556" calcext:value-type="float">
            <text:p>0.633136094674556</text:p>
          </table:table-cell>
          <table:table-cell office:value-type="float" office:value="0.600591715976331" calcext:value-type="float">
            <text:p>0.6005917159763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338" calcext:value-type="float">
            <text:p>338</text:p>
          </table:table-cell>
          <table:table-cell office:value-type="float" office:value="36" calcext:value-type="float">
            <text:p>36</text:p>
          </table:table-cell>
          <table:table-cell office:value-type="float" office:value="0.473372781065089" calcext:value-type="float">
            <text:p>0.473372781065089</text:p>
          </table:table-cell>
          <table:table-cell office:value-type="float" office:value="0.517751479289941" calcext:value-type="float">
            <text:p>0.5177514792899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40944881889764" calcext:value-type="float">
            <text:p>0.4409448818897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35301837270341" calcext:value-type="float">
            <text:p>0.335301837270341</text:p>
          </table:table-cell>
          <table:table-cell office:value-type="float" office:value="0.280183727034121" calcext:value-type="float">
            <text:p>0.280183727034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00262467191601" calcext:value-type="float">
            <text:p>0.400262467191601</text:p>
          </table:table-cell>
          <table:table-cell office:value-type="float" office:value="0.358923884514436" calcext:value-type="float">
            <text:p>0.3589238845144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80577427821522" calcext:value-type="float">
            <text:p>0.380577427821522</text:p>
          </table:table-cell>
          <table:table-cell office:value-type="float" office:value="0.296587926509186" calcext:value-type="float">
            <text:p>0.2965879265091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tradi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58267716535433" calcext:value-type="float">
            <text:p>0.358267716535433</text:p>
          </table:table-cell>
          <table:table-cell office:value-type="float" office:value="0.295931758530184" calcext:value-type="float">
            <text:p>0.2959317585301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6010498687664" calcext:value-type="float">
            <text:p>0.660104986876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3359580052493" calcext:value-type="float">
            <text:p>0.623359580052493</text:p>
          </table:table-cell>
          <table:table-cell office:value-type="float" office:value="0.580708661417323" calcext:value-type="float">
            <text:p>0.5807086614173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27952755905512" calcext:value-type="float">
            <text:p>0.627952755905512</text:p>
          </table:table-cell>
          <table:table-cell office:value-type="float" office:value="0.583989501312336" calcext:value-type="float">
            <text:p>0.5839895013123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20341207349081" calcext:value-type="float">
            <text:p>0.520341207349081</text:p>
          </table:table-cell>
          <table:table-cell office:value-type="float" office:value="0.490813648293963" calcext:value-type="float">
            <text:p>0.4908136482939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31233595800525" calcext:value-type="float">
            <text:p>0.631233595800525</text:p>
          </table:table-cell>
          <table:table-cell office:value-type="float" office:value="0.560367454068242" calcext:value-type="float">
            <text:p>0.5603674540682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2755905511811" calcext:value-type="float">
            <text:p>0.7027559055118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0944881889764" calcext:value-type="float">
            <text:p>0.690944881889764</text:p>
          </table:table-cell>
          <table:table-cell office:value-type="float" office:value="0.646325459317585" calcext:value-type="float">
            <text:p>0.6463254593175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4763779527559" calcext:value-type="float">
            <text:p>0.64763779527559</text:p>
          </table:table-cell>
          <table:table-cell office:value-type="float" office:value="0.605643044619423" calcext:value-type="float">
            <text:p>0.6056430446194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1417322834646" calcext:value-type="float">
            <text:p>0.661417322834646</text:p>
          </table:table-cell>
          <table:table-cell office:value-type="float" office:value="0.590551181102362" calcext:value-type="float">
            <text:p>0.5905511811023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81102362204724" calcext:value-type="float">
            <text:p>0.681102362204724</text:p>
          </table:table-cell>
          <table:table-cell office:value-type="float" office:value="0.612204724409449" calcext:value-type="float">
            <text:p>0.6122047244094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39501312335958" calcext:value-type="float">
            <text:p>0.7395013123359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8188976377953" calcext:value-type="float">
            <text:p>0.738188976377953</text:p>
          </table:table-cell>
          <table:table-cell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32283464566929" calcext:value-type="float">
            <text:p>0.732283464566929</text:p>
          </table:table-cell>
          <table:table-cell office:value-type="float" office:value="0.687664041994751" calcext:value-type="float">
            <text:p>0.6876640419947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67979002624672" calcext:value-type="float">
            <text:p>0.667979002624672</text:p>
          </table:table-cell>
          <table:table-cell office:value-type="float" office:value="0.606955380577428" calcext:value-type="float">
            <text:p>0.6069553805774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im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72244094488189" calcext:value-type="float">
            <text:p>0.72244094488189</text:p>
          </table:table-cell>
          <table:table-cell office:value-type="float" office:value="0.646981627296588" calcext:value-type="float">
            <text:p>0.6469816272965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09317585301837" calcext:value-type="float">
            <text:p>0.7093175853018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60761154855643" calcext:value-type="float">
            <text:p>0.660761154855643</text:p>
          </table:table-cell>
          <table:table-cell office:value-type="float" office:value="0.618766404199475" calcext:value-type="float">
            <text:p>0.6187664041994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706692913385827" calcext:value-type="float">
            <text:p>0.706692913385827</text:p>
          </table:table-cell>
          <table:table-cell office:value-type="float" office:value="0.65748031496063" calcext:value-type="float">
            <text:p>0.657480314960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11548556430446" calcext:value-type="float">
            <text:p>0.611548556430446</text:p>
          </table:table-cell>
          <table:table-cell office:value-type="float" office:value="0.540682414698163" calcext:value-type="float">
            <text:p>0.5406824146981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CNN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75853018372703" calcext:value-type="float">
            <text:p>0.675853018372703</text:p>
          </table:table-cell>
          <table:table-cell office:value-type="float" office:value="0.601049868766404" calcext:value-type="float">
            <text:p>0.6010498687664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03280839895013" calcext:value-type="float">
            <text:p>0.5032808398950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533464566929134" calcext:value-type="float">
            <text:p>0.533464566929134</text:p>
          </table:table-cell>
          <table:table-cell office:value-type="float" office:value="0.511154855643045" calcext:value-type="float">
            <text:p>0.5111548556430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492782152230971" calcext:value-type="float">
            <text:p>0.492782152230971</text:p>
          </table:table-cell>
          <table:table-cell office:value-type="float" office:value="0.469816272965879" calcext:value-type="float">
            <text:p>0.4698162729658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11154855643045" calcext:value-type="float">
            <text:p>0.511154855643045</text:p>
          </table:table-cell>
          <table:table-cell office:value-type="float" office:value="0.476377952755905" calcext:value-type="float">
            <text:p>0.4763779527559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T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496062992125984" calcext:value-type="float">
            <text:p>0.496062992125984</text:p>
          </table:table-cell>
          <table:table-cell office:value-type="float" office:value="0.46259842519685" calcext:value-type="float">
            <text:p>0.462598425196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93569553805774" calcext:value-type="float">
            <text:p>0.6935695538057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92913385826772" calcext:value-type="float">
            <text:p>0.692913385826772</text:p>
          </table:table-cell>
          <table:table-cell office:value-type="float" office:value="0.648293963254593" calcext:value-type="float">
            <text:p>0.6482939632545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685695538057743" calcext:value-type="float">
            <text:p>0.685695538057743</text:p>
          </table:table-cell>
          <table:table-cell office:value-type="float" office:value="0.644356955380578" calcext:value-type="float">
            <text:p>0.6443569553805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58005249343832" calcext:value-type="float">
            <text:p>0.58005249343832</text:p>
          </table:table-cell>
          <table:table-cell office:value-type="float" office:value="0.538713910761155" calcext:value-type="float">
            <text:p>0.5387139107611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NNCLR + LSTM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609580052493438" calcext:value-type="float">
            <text:p>0.609580052493438</text:p>
          </table:table-cell>
          <table:table-cell office:value-type="float" office:value="0.561023622047244" calcext:value-type="float">
            <text:p>0.5610236220472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0" calcext:value-type="float">
            <text:p>0</text:p>
          </table:table-cell>
          <table:table-cell office:value-type="float" office:value="1524" calcext:value-type="float">
            <text:p>15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761154855643" calcext:value-type="float">
            <text:p>0.357611548556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5" calcext:value-type="float">
            <text:p>5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53674540682415" calcext:value-type="float">
            <text:p>0.353674540682415</text:p>
          </table:table-cell>
          <table:table-cell office:value-type="float" office:value="0.321522309711286" calcext:value-type="float">
            <text:p>0.3215223097112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5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85" calcext:value-type="float">
            <text:p>85</text:p>
          </table:table-cell>
          <table:table-cell office:value-type="float" office:value="0.36745406824147" calcext:value-type="float">
            <text:p>0.36745406824147</text:p>
          </table:table-cell>
          <table:table-cell office:value-type="float" office:value="0.335301837270341" calcext:value-type="float">
            <text:p>0.3353018372703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270341207349081" calcext:value-type="float">
            <text:p>0.270341207349081</text:p>
          </table:table-cell>
          <table:table-cell office:value-type="float" office:value="0.255905511811024" calcext:value-type="float">
            <text:p>0.2559055118110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nimib</text:p>
          </table:table-cell>
          <table:table-cell office:value-type="string" calcext:value-type="string">
            <text:p>Supervised Convolutional</text:p>
          </table:table-cell>
          <table:table-cell office:value-type="string" calcext:value-type="string">
            <text:p>10-cleaned</text:p>
          </table:table-cell>
          <table:table-cell office:value-type="float" office:value="1524" calcext:value-type="float">
            <text:p>1524</text:p>
          </table:table-cell>
          <table:table-cell office:value-type="float" office:value="142" calcext:value-type="float">
            <text:p>142</text:p>
          </table:table-cell>
          <table:table-cell office:value-type="float" office:value="0.331364829396325" calcext:value-type="float">
            <text:p>0.331364829396325</text:p>
          </table:table-cell>
          <table:table-cell office:value-type="float" office:value="0.299212598425197" calcext:value-type="float">
            <text:p>0.299212598425197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7T15:48:12.837476752</meta:creation-date>
    <meta:generator>LibreOffice/6.4.7.2$Linux_X86_64 LibreOffice_project/40$Build-2</meta:generator>
    <dc:date>2022-10-07T16:00:49.126902159</dc:date>
    <meta:editing-duration>PT12M36S</meta:editing-duration>
    <meta:editing-cycles>2</meta:editing-cycles>
    <meta:document-statistic meta:table-count="3" meta:cell-count="1596" meta:object-count="0"/>
  </office:meta>
</office:document-meta>
</file>